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4.2pt"/>
    </style:style>
    <style:style style:name="co5" style:family="table-column">
      <style:table-column-properties fo:break-before="auto" style:column-width="42.66pt"/>
    </style:style>
    <style:style style:name="co6" style:family="table-column">
      <style:table-column-properties fo:break-before="auto" style:column-width="52.64pt"/>
    </style:style>
    <style:style style:name="co7" style:family="table-column">
      <style:table-column-properties fo:break-before="auto" style:column-width="13.35pt"/>
    </style:style>
    <style:style style:name="co8" style:family="table-column">
      <style:table-column-properties fo:break-before="auto" style:column-width="71.89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12.5pt"/>
    </style:style>
    <style:style style:name="co11" style:family="table-column">
      <style:table-column-properties fo:break-before="auto" style:column-width="40.99pt"/>
    </style:style>
    <style:style style:name="co12" style:family="table-column">
      <style:table-column-properties fo:break-before="auto" style:column-width="51.45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34.24pt"/>
    </style:style>
    <style:style style:name="co15" style:family="table-column">
      <style:table-column-properties fo:break-before="auto" style:column-width="46.8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46.01pt"/>
    </style:style>
    <style:style style:name="co18" style:family="table-column">
      <style:table-column-properties fo:break-before="auto" style:column-width="240.86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6.45pt"/>
    </style:style>
    <style:style style:name="co21" style:family="table-column">
      <style:table-column-properties fo:break-before="auto" style:column-width="38.44pt"/>
    </style:style>
    <style:style style:name="co22" style:family="table-column">
      <style:table-column-properties fo:break-before="auto" style:column-width="51.85pt"/>
    </style:style>
    <style:style style:name="co23" style:family="table-column">
      <style:table-column-properties fo:break-before="auto" style:column-width="56.01pt"/>
    </style:style>
    <style:style style:name="co24" style:family="table-column">
      <style:table-column-properties fo:break-before="auto" style:column-width="69.39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5"/>
    <style:style style:name="ce6" style:family="table-cell" style:parent-style-name="Default" style:data-style-name="N125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7" style:family="table-cell" style:parent-style-name="Default" style:data-style-name="N126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28"/>
    <style:style style:name="ce10" style:family="table-cell" style:parent-style-name="Default" style:data-style-name="N129"/>
    <style:style style:name="ce8" style:family="table-cell" style:parent-style-name="Default" style:data-style-name="N123"/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4" table:default-cell-style-name="ce6"/>
        <table:table-column table:style-name="co5" table:default-cell-style-name="ce4"/>
        <table:table-column table:style-name="co4" table:default-cell-style-name="ce7"/>
        <table:table-column table:style-name="co6" table:default-cell-style-name="ce4"/>
        <table:table-column table:style-name="co7" table:default-cell-style-name="ce7"/>
        <table:table-column table:style-name="co8" table:default-cell-style-name="ce4"/>
        <table:table-column table:style-name="co9" table:default-cell-style-name="ce4"/>
        <table:table-column table:style-name="co10" table:default-cell-style-name="ce7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9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Default"/>
        <table:table-row table:style-name="ro1">
          <table:table-cell office:value-type="string" calcext:value-type="string">
            <text:p>Per 100g / 100ml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Energy (kJ)</text:p>
          </table:table-cell>
          <table:table-cell office:value-type="string" calcext:value-type="string">
            <text:p>Energy (kcal)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Sat Fa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rbohydrates</text:p>
          </table:table-cell>
          <table:table-cell office:value-type="string" calcext:value-type="string">
            <text:p>Sugar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Fibre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office:value-type="currency" office:currency="kJ" office:value="8400" calcext:value-type="currency">
            <text:p>8400kJ</text:p>
          </table:table-cell>
          <table:table-cell office:value-type="currency" office:currency="kcal" office:value="2000" calcext:value-type="currency">
            <text:p>2000kcal</text:p>
          </table:table-cell>
          <table:table-cell/>
          <table:table-cell office:value-type="string" calcext:value-type="string">
            <text:p>&lt;70g</text:p>
          </table:table-cell>
          <table:table-cell/>
          <table:table-cell office:value-type="string" calcext:value-type="string">
            <text:p>&lt;20g [30g]</text:p>
          </table:table-cell>
          <table:table-cell/>
          <table:table-cell office:value-type="string" calcext:value-type="string">
            <text:p>&gt;260g</text:p>
          </table:table-cell>
          <table:table-cell office:value-type="string" calcext:value-type="string">
            <text:p>90g</text:p>
          </table:table-cell>
          <table:table-cell table:number-columns-repeated="2"/>
          <table:table-cell office:value-type="string" calcext:value-type="string">
            <text:p>50g</text:p>
          </table:table-cell>
          <table:table-cell office:value-type="string" calcext:value-type="string">
            <text:p>&lt; 6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m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 Skimmed Milk</text:p>
          </table:table-cell>
          <table:table-cell office:value-type="string" calcext:value-type="string">
            <text:p>Tesco</text:p>
          </table:table-cell>
          <table:table-cell office:value-type="currency" office:currency="kJ" office:value="209" calcext:value-type="currency">
            <text:p>209kJ</text:p>
          </table:table-cell>
          <table:table-cell office:value-type="currency" office:currency="kcal" office:value="50" calcext:value-type="currency">
            <text:p>50kcal</text:p>
          </table:table-cell>
          <table:table-cell/>
          <table:table-cell office:value-type="currency" office:currency="g" office:value="1.8" calcext:value-type="currency">
            <text:p>1.800g</text:p>
          </table:table-cell>
          <table:table-cell/>
          <table:table-cell office:value-type="currency" office:currency="g" office:value="1.1" calcext:value-type="currency">
            <text:p>1.100g</text:p>
          </table:table-cell>
          <table:table-cell/>
          <table:table-cell table:number-columns-repeated="2" office:value-type="currency" office:currency="g" office:value="4.8" calcext:value-type="currency">
            <text:p>4.800g</text:p>
          </table:table-cell>
          <table:table-cell/>
          <table:table-cell office:value-type="currency" office:currency="g" office:value="0" calcext:value-type="currency">
            <text:p>0.000g</text:p>
          </table:table-cell>
          <table:table-cell office:value-type="currency" office:currency="g" office:value="3.6" calcext:value-type="currency">
            <text:p>3.600g</text:p>
          </table:table-cell>
          <table:table-cell office:value-type="currency" office:currency="g" office:value="0.1" calcext:value-type="currency">
            <text:p>0.100g</text:p>
          </table:table-cell>
          <table:table-cell office:value-type="currency" office:currency="ug" office:value="0.9" calcext:value-type="currency">
            <text:p>0.9ug</text:p>
          </table:table-cell>
          <table:table-cell office:value-type="currency" office:currency="mg" office:value="124" calcext:value-type="currency">
            <text:p>124m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Tesco</text:p>
          </table:table-cell>
          <table:table-cell/>
        </table:table-row>
        <table:table-row table:style-name="ro1">
          <table:table-cell office:value-type="string" calcext:value-type="string">
            <text:p>Mature Cheddar</text:p>
          </table:table-cell>
          <table:table-cell office:value-type="string" calcext:value-type="string">
            <text:p>Creamfields</text:p>
          </table:table-cell>
          <table:table-cell office:value-type="currency" office:currency="kJ" office:value="1725" calcext:value-type="currency">
            <text:p>1725kJ</text:p>
          </table:table-cell>
          <table:table-cell office:value-type="currency" office:currency="kcal" office:value="416" calcext:value-type="currency">
            <text:p>416kcal</text:p>
          </table:table-cell>
          <table:table-cell/>
          <table:table-cell office:value-type="currency" office:currency="g" office:value="34.9" calcext:value-type="currency">
            <text:p>34.900g</text:p>
          </table:table-cell>
          <table:table-cell/>
          <table:table-cell office:value-type="currency" office:currency="g" office:value="21.7" calcext:value-type="currency">
            <text:p>21.700g</text:p>
          </table:table-cell>
          <table:table-cell/>
          <table:table-cell table:number-columns-repeated="2" office:value-type="currency" office:currency="g" office:value="0.1" calcext:value-type="currency">
            <text:p>0.100g</text:p>
          </table:table-cell>
          <table:table-cell/>
          <table:table-cell office:value-type="currency" office:currency="g" office:value="0" calcext:value-type="currency">
            <text:p>0.000g</text:p>
          </table:table-cell>
          <table:table-cell office:value-type="currency" office:currency="g" office:value="25.4" calcext:value-type="currency">
            <text:p>25.400g</text:p>
          </table:table-cell>
          <table:table-cell office:value-type="currency" office:currency="g" office:value="1.8" calcext:value-type="currency">
            <text:p>1.8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Exclusive at Tesco</text:p>
          </table:table-cell>
        </table:table-row>
        <table:table-row table:style-name="ro1">
          <table:table-cell office:value-type="string" calcext:value-type="string">
            <text:p>Tomato Puree</text:p>
          </table:table-cell>
          <table:table-cell office:value-type="string" calcext:value-type="string">
            <text:p>Cucina</text:p>
          </table:table-cell>
          <table:table-cell office:value-type="currency" office:currency="kJ" office:value="335" calcext:value-type="currency">
            <text:p>335kJ</text:p>
          </table:table-cell>
          <table:table-cell office:value-type="currency" office:currency="kcal" office:value="79" calcext:value-type="currency">
            <text:p>79kcal</text:p>
          </table:table-cell>
          <table:table-cell office:value-type="string" calcext:value-type="string">
            <text:p>&lt;</text:p>
          </table:table-cell>
          <table:table-cell office:value-type="currency" office:currency="g" office:value="0.5" calcext:value-type="currency">
            <text:p>0.500g</text:p>
          </table:table-cell>
          <table:table-cell office:value-type="string" calcext:value-type="string">
            <text:p>&lt;</text:p>
          </table:table-cell>
          <table:table-cell office:value-type="currency" office:currency="g" office:value="0.1" calcext:value-type="currency">
            <text:p>0.100g</text:p>
          </table:table-cell>
          <table:table-cell/>
          <table:table-cell table:number-columns-repeated="2" office:value-type="currency" office:currency="g" office:value="14" calcext:value-type="currency">
            <text:p>14.000g</text:p>
          </table:table-cell>
          <table:table-cell/>
          <table:table-cell office:value-type="currency" office:currency="g" office:value="1.8" calcext:value-type="currency">
            <text:p>1.800g</text:p>
          </table:table-cell>
          <table:table-cell office:value-type="currency" office:currency="g" office:value="4.3" calcext:value-type="currency">
            <text:p>4.300g</text:p>
          </table:table-cell>
          <table:table-cell office:value-type="currency" office:currency="g" office:value="1.6" calcext:value-type="currency">
            <text:p>1.600g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Tomato Puree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Double Concentrate / 20g = 1/5-a-day</text:p>
          </table:table-cell>
        </table:table-row>
        <table:table-row table:style-name="ro1">
          <table:table-cell office:value-type="string" calcext:value-type="string">
            <text:p>Capers</text:p>
          </table:table-cell>
          <table:table-cell office:value-type="string" calcext:value-type="string">
            <text:p>Fragata</text:p>
          </table:table-cell>
          <table:table-cell office:value-type="currency" office:currency="kJ" office:value="111" calcext:value-type="currency">
            <text:p>111kJ</text:p>
          </table:table-cell>
          <table:table-cell office:value-type="currency" office:currency="kcal" office:value="27" calcext:value-type="currency">
            <text:p>27kcal</text:p>
          </table:table-cell>
          <table:table-cell/>
          <table:table-cell office:value-type="currency" office:currency="g" office:value="0.2" calcext:value-type="currency">
            <text:p>0.200g</text:p>
          </table:table-cell>
          <table:table-cell/>
          <table:table-cell office:value-type="currency" office:currency="g" office:value="0.2" calcext:value-type="currency">
            <text:p>0.200g</text:p>
          </table:table-cell>
          <table:table-cell/>
          <table:table-cell table:number-columns-repeated="2" office:value-type="currency" office:currency="g" office:value="2.2" calcext:value-type="currency">
            <text:p>2.200g</text:p>
          </table:table-cell>
          <table:table-cell/>
          <table:table-cell office:value-type="string" calcext:value-type="string">
            <text:p>NA</text:p>
          </table:table-cell>
          <table:table-cell office:value-type="currency" office:currency="g" office:value="0.8" calcext:value-type="currency">
            <text:p>0.800g</text:p>
          </table:table-cell>
          <table:table-cell office:value-type="currency" office:currency="g" office:value="6.7" calcext:value-type="currency">
            <text:p>6.700g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Caper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in vinegar / info as dried</text:p>
          </table:table-cell>
        </table:table-row>
        <table:table-row table:style-name="ro1">
          <table:table-cell office:value-type="string" calcext:value-type="string">
            <text:p>Sundried Tomatoes</text:p>
          </table:table-cell>
          <table:table-cell office:value-type="string" calcext:value-type="string">
            <text:p>Tesco</text:p>
          </table:table-cell>
          <table:table-cell office:value-type="currency" office:currency="kJ" office:value="674" calcext:value-type="currency">
            <text:p>674kJ</text:p>
          </table:table-cell>
          <table:table-cell office:value-type="currency" office:currency="kcal" office:value="163" calcext:value-type="currency">
            <text:p>163kcal</text:p>
          </table:table-cell>
          <table:table-cell/>
          <table:table-cell office:value-type="currency" office:currency="g" office:value="11.9" calcext:value-type="currency">
            <text:p>11.900g</text:p>
          </table:table-cell>
          <table:table-cell/>
          <table:table-cell office:value-type="currency" office:currency="g" office:value="1.4" calcext:value-type="currency">
            <text:p>1.400g</text:p>
          </table:table-cell>
          <table:table-cell/>
          <table:table-cell office:value-type="currency" office:currency="g" office:value="7" calcext:value-type="currency">
            <text:p>7.000g</text:p>
          </table:table-cell>
          <table:table-cell office:value-type="currency" office:currency="g" office:value="6.4" calcext:value-type="currency">
            <text:p>6.400g</text:p>
          </table:table-cell>
          <table:table-cell/>
          <table:table-cell office:value-type="currency" office:currency="g" office:value="7.9" calcext:value-type="currency">
            <text:p>7.900g</text:p>
          </table:table-cell>
          <table:table-cell office:value-type="currency" office:currency="g" office:value="3" calcext:value-type="currency">
            <text:p>3.000g</text:p>
          </table:table-cell>
          <table:table-cell office:value-type="currency" office:currency="g" office:value="2.8" calcext:value-type="currency">
            <text:p>2.8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ried Tomatoe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Marinated with garlic in sunflower oil and virgin olive oil / drained</text:p>
          </table:table-cell>
        </table:table-row>
        <table:table-row table:style-name="ro1">
          <table:table-cell office:value-type="string" calcext:value-type="string">
            <text:p>Bourbon Cream</text:p>
          </table:table-cell>
          <table:table-cell office:value-type="string" calcext:value-type="string">
            <text:p>Tesco</text:p>
          </table:table-cell>
          <table:table-cell office:value-type="currency" office:currency="kJ" office:value="2038" calcext:value-type="currency">
            <text:p>2038kJ</text:p>
          </table:table-cell>
          <table:table-cell office:value-type="currency" office:currency="kcal" office:value="486" calcext:value-type="currency">
            <text:p>486kcal</text:p>
          </table:table-cell>
          <table:table-cell/>
          <table:table-cell office:value-type="currency" office:currency="g" office:value="21.4" calcext:value-type="currency">
            <text:p>21.400g</text:p>
          </table:table-cell>
          <table:table-cell/>
          <table:table-cell office:value-type="currency" office:currency="g" office:value="12.8" calcext:value-type="currency">
            <text:p>12.800g</text:p>
          </table:table-cell>
          <table:table-cell/>
          <table:table-cell office:value-type="currency" office:currency="g" office:value="66.2" calcext:value-type="currency">
            <text:p>66.200g</text:p>
          </table:table-cell>
          <table:table-cell office:value-type="currency" office:currency="g" office:value="29.6" calcext:value-type="currency">
            <text:p>29.600g</text:p>
          </table:table-cell>
          <table:table-cell/>
          <table:table-cell office:value-type="currency" office:currency="g" office:value="3.4" calcext:value-type="currency">
            <text:p>3.400g</text:p>
          </table:table-cell>
          <table:table-cell office:value-type="currency" office:currency="g" office:value="5.6" calcext:value-type="currency">
            <text:p>5.600g</text:p>
          </table:table-cell>
          <table:table-cell office:value-type="currency" office:currency="g" office:value="0.3" calcext:value-type="currency">
            <text:p>0.3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Tesco</text:p>
          </table:table-cell>
          <table:table-cell/>
        </table:table-row>
        <table:table-row table:style-name="ro1">
          <table:table-cell office:value-type="string" calcext:value-type="string">
            <text:p>Cream Crackers</text:p>
          </table:table-cell>
          <table:table-cell office:value-type="string" calcext:value-type="string">
            <text:p>Jacobs</text:p>
          </table:table-cell>
          <table:table-cell office:value-type="currency" office:currency="kJ" office:value="1851" calcext:value-type="currency">
            <text:p>1851kJ</text:p>
          </table:table-cell>
          <table:table-cell office:value-type="currency" office:currency="kcal" office:value="440" calcext:value-type="currency">
            <text:p>440kcal</text:p>
          </table:table-cell>
          <table:table-cell/>
          <table:table-cell office:value-type="currency" office:currency="g" office:value="13.5" calcext:value-type="currency">
            <text:p>13.500g</text:p>
          </table:table-cell>
          <table:table-cell/>
          <table:table-cell office:value-type="currency" office:currency="g" office:value="6.2" calcext:value-type="currency">
            <text:p>6.200g</text:p>
          </table:table-cell>
          <table:table-cell/>
          <table:table-cell office:value-type="currency" office:currency="g" office:value="67.7" calcext:value-type="currency">
            <text:p>67.700g</text:p>
          </table:table-cell>
          <table:table-cell office:value-type="currency" office:currency="g" office:value="1.4" calcext:value-type="currency">
            <text:p>1.400g</text:p>
          </table:table-cell>
          <table:table-cell/>
          <table:table-cell office:value-type="currency" office:currency="g" office:value="3.8" calcext:value-type="currency">
            <text:p>3.800g</text:p>
          </table:table-cell>
          <table:table-cell office:value-type="currency" office:currency="g" office:value="10" calcext:value-type="currency">
            <text:p>10.000g</text:p>
          </table:table-cell>
          <table:table-cell office:value-type="currency" office:currency="g" office:value="1.3" calcext:value-type="currency">
            <text:p>1.3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The original and best</text:p>
          </table:table-cell>
        </table:table-row>
        <table:table-row table:style-name="ro1">
          <table:table-cell office:value-type="string" calcext:value-type="string">
            <text:p>Chopped Tomatoes</text:p>
          </table:table-cell>
          <table:table-cell office:value-type="string" calcext:value-type="string">
            <text:p>The Grower's Harvest</text:p>
          </table:table-cell>
          <table:table-cell office:value-type="currency" office:currency="kJ" office:value="93" calcext:value-type="currency">
            <text:p>93kJ</text:p>
          </table:table-cell>
          <table:table-cell office:value-type="currency" office:currency="kcal" office:value="22" calcext:value-type="currency">
            <text:p>22kcal</text:p>
          </table:table-cell>
          <table:table-cell/>
          <table:table-cell office:value-type="currency" office:currency="g" office:value="0.1" calcext:value-type="currency">
            <text:p>0.100g</text:p>
          </table:table-cell>
          <table:table-cell office:value-type="string" calcext:value-type="string">
            <text:p>&lt;</text:p>
          </table:table-cell>
          <table:table-cell office:value-type="currency" office:currency="g" office:value="0.1" calcext:value-type="currency">
            <text:p>0.100g</text:p>
          </table:table-cell>
          <table:table-cell/>
          <table:table-cell table:number-columns-repeated="2" office:value-type="currency" office:currency="g" office:value="3.8" calcext:value-type="currency">
            <text:p>3.800g</text:p>
          </table:table-cell>
          <table:table-cell/>
          <table:table-cell office:value-type="currency" office:currency="g" office:value="0.7" calcext:value-type="currency">
            <text:p>0.700g</text:p>
          </table:table-cell>
          <table:table-cell office:value-type="currency" office:currency="g" office:value="1.1" calcext:value-type="currency">
            <text:p>1.100g</text:p>
          </table:table-cell>
          <table:table-cell office:value-type="currency" office:currency="g" office:value="0.1" calcext:value-type="currency">
            <text:p>0.1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nned tomatoe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Exclusive at Tesco in tomato juice</text:p>
          </table:table-cell>
        </table:table-row>
        <table:table-row table:style-name="ro1">
          <table:table-cell office:value-type="string" calcext:value-type="string">
            <text:p>Butter Beans</text:p>
          </table:table-cell>
          <table:table-cell office:value-type="string" calcext:value-type="string">
            <text:p>Tesco</text:p>
          </table:table-cell>
          <table:table-cell office:value-type="currency" office:currency="kJ" office:value="377" calcext:value-type="currency">
            <text:p>377kJ</text:p>
          </table:table-cell>
          <table:table-cell office:value-type="currency" office:currency="kcal" office:value="89" calcext:value-type="currency">
            <text:p>89kcal</text:p>
          </table:table-cell>
          <table:table-cell/>
          <table:table-cell office:value-type="currency" office:currency="g" office:value="0.5" calcext:value-type="currency">
            <text:p>0.500g</text:p>
          </table:table-cell>
          <table:table-cell/>
          <table:table-cell office:value-type="currency" office:currency="g" office:value="0.1" calcext:value-type="currency">
            <text:p>0.100g</text:p>
          </table:table-cell>
          <table:table-cell/>
          <table:table-cell office:value-type="currency" office:currency="g" office:value="13" calcext:value-type="currency">
            <text:p>13.000g</text:p>
          </table:table-cell>
          <table:table-cell office:value-type="currency" office:currency="g" office:value="1.1" calcext:value-type="currency">
            <text:p>1.100g</text:p>
          </table:table-cell>
          <table:table-cell/>
          <table:table-cell office:value-type="currency" office:currency="g" office:value="4.6" calcext:value-type="currency">
            <text:p>4.600g</text:p>
          </table:table-cell>
          <table:table-cell office:value-type="currency" office:currency="g" office:value="5.9" calcext:value-type="currency">
            <text:p>5.900g</text:p>
          </table:table-cell>
          <table:table-cell office:value-type="currency" office:currency="g" office:value="0.1" calcext:value-type="currency">
            <text:p>0.1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nned bean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in water (drained)</text:p>
          </table:table-cell>
        </table:table-row>
        <table:table-row table:style-name="ro1">
          <table:table-cell office:value-type="string" calcext:value-type="string">
            <text:p>Spinach and Ricotta Stone Baked Pizza</text:p>
          </table:table-cell>
          <table:table-cell office:value-type="string" calcext:value-type="string">
            <text:p>Tesco</text:p>
          </table:table-cell>
          <table:table-cell office:value-type="currency" office:currency="kJ" office:value="927" calcext:value-type="currency">
            <text:p>927kJ</text:p>
          </table:table-cell>
          <table:table-cell office:value-type="currency" office:currency="kcal" office:value="221" calcext:value-type="currency">
            <text:p>221kcal</text:p>
          </table:table-cell>
          <table:table-cell/>
          <table:table-cell office:value-type="currency" office:currency="g" office:value="8.8" calcext:value-type="currency">
            <text:p>8.800g</text:p>
          </table:table-cell>
          <table:table-cell/>
          <table:table-cell office:value-type="currency" office:currency="g" office:value="4.2" calcext:value-type="currency">
            <text:p>4.200g</text:p>
          </table:table-cell>
          <table:table-cell/>
          <table:table-cell office:value-type="currency" office:currency="g" office:value="25.4" calcext:value-type="currency">
            <text:p>25.400g</text:p>
          </table:table-cell>
          <table:table-cell office:value-type="currency" office:currency="g" office:value="3.7" calcext:value-type="currency">
            <text:p>3.700g</text:p>
          </table:table-cell>
          <table:table-cell/>
          <table:table-cell office:value-type="currency" office:currency="g" office:value="1.8" calcext:value-type="currency">
            <text:p>1.800g</text:p>
          </table:table-cell>
          <table:table-cell office:value-type="currency" office:currency="g" office:value="9.1" calcext:value-type="currency">
            <text:p>9.100g</text:p>
          </table:table-cell>
          <table:table-cell office:value-type="currency" office:currency="g" office:value="0.7" calcext:value-type="currency">
            <text:p>0.7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marinated spinach, roasted tomato, ricotta, mascarpone</text:p>
          </table:table-cell>
        </table:table-row>
        <table:table-row table:style-name="ro1">
          <table:table-cell office:value-type="string" calcext:value-type="string">
            <text:p>Garden Peas</text:p>
          </table:table-cell>
          <table:table-cell office:value-type="string" calcext:value-type="string">
            <text:p>Sweet Harvest</text:p>
          </table:table-cell>
          <table:table-cell office:value-type="currency" office:currency="kJ" office:value="402" calcext:value-type="currency">
            <text:p>402kJ</text:p>
          </table:table-cell>
          <table:table-cell office:value-type="currency" office:currency="kcal" office:value="96" calcext:value-type="currency">
            <text:p>96kcal</text:p>
          </table:table-cell>
          <table:table-cell/>
          <table:table-cell office:value-type="currency" office:currency="g" office:value="0.9" calcext:value-type="currency">
            <text:p>0.900g</text:p>
          </table:table-cell>
          <table:table-cell/>
          <table:table-cell office:value-type="currency" office:currency="g" office:value="0.2" calcext:value-type="currency">
            <text:p>0.200g</text:p>
          </table:table-cell>
          <table:table-cell/>
          <table:table-cell office:value-type="currency" office:currency="g" office:value="14" calcext:value-type="currency">
            <text:p>14.000g</text:p>
          </table:table-cell>
          <table:table-cell office:value-type="currency" office:currency="g" office:value="3.9" calcext:value-type="currency">
            <text:p>3.900g</text:p>
          </table:table-cell>
          <table:table-cell/>
          <table:table-cell office:value-type="currency" office:currency="g" office:value="5.1" calcext:value-type="currency">
            <text:p>5.100g</text:p>
          </table:table-cell>
          <table:table-cell office:value-type="currency" office:currency="g" office:value="5.3" calcext:value-type="currency">
            <text:p>5.300g</text:p>
          </table:table-cell>
          <table:table-cell office:value-type="currency" office:currency="g" office:value="0.03" calcext:value-type="currency">
            <text:p>0.03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nned peas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in water</text:p>
          </table:table-cell>
        </table:table-row>
        <table:table-row table:style-name="ro1">
          <table:table-cell office:value-type="string" calcext:value-type="string">
            <text:p>Tuna Chunks</text:p>
          </table:table-cell>
          <table:table-cell office:value-type="string" calcext:value-type="string">
            <text:p>Princes</text:p>
          </table:table-cell>
          <table:table-cell office:value-type="currency" office:currency="kJ" office:value="751" calcext:value-type="currency">
            <text:p>751kJ</text:p>
          </table:table-cell>
          <table:table-cell office:value-type="currency" office:currency="kcal" office:value="180" calcext:value-type="currency">
            <text:p>180kcal</text:p>
          </table:table-cell>
          <table:table-cell/>
          <table:table-cell office:value-type="currency" office:currency="g" office:value="9.5" calcext:value-type="currency">
            <text:p>9.500g</text:p>
          </table:table-cell>
          <table:table-cell/>
          <table:table-cell office:value-type="currency" office:currency="g" office:value="1.6" calcext:value-type="currency">
            <text:p>1.600g</text:p>
          </table:table-cell>
          <table:table-cell office:value-type="string" calcext:value-type="string">
            <text:p>&lt;</text:p>
          </table:table-cell>
          <table:table-cell office:value-type="currency" office:currency="g" office:value="0.1" calcext:value-type="currency">
            <text:p>0.100g</text:p>
          </table:table-cell>
          <table:table-cell office:value-type="currency" office:currency="g" office:value="0" calcext:value-type="currency">
            <text:p>0.000g</text:p>
          </table:table-cell>
          <table:table-cell office:value-type="string" calcext:value-type="string">
            <text:p>&lt;</text:p>
          </table:table-cell>
          <table:table-cell office:value-type="currency" office:currency="g" office:value="0.1" calcext:value-type="currency">
            <text:p>0.100g</text:p>
          </table:table-cell>
          <table:table-cell office:value-type="currency" office:currency="g" office:value="23.5" calcext:value-type="currency">
            <text:p>23.500g</text:p>
          </table:table-cell>
          <table:table-cell office:value-type="currency" office:currency="g" office:value="1.05" calcext:value-type="currency">
            <text:p>1.05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nned Tuna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in sunflower oil (drained)</text:p>
          </table:table-cell>
        </table:table-row>
        <table:table-row table:style-name="ro1">
          <table:table-cell office:value-type="string" calcext:value-type="string">
            <text:p>Lyle's Golden Syrup</text:p>
          </table:table-cell>
          <table:table-cell office:value-type="string" calcext:value-type="string">
            <text:p>Lyle's</text:p>
          </table:table-cell>
          <table:table-cell office:value-type="currency" office:currency="kJ" office:value="1319" calcext:value-type="currency">
            <text:p>1319kJ</text:p>
          </table:table-cell>
          <table:table-cell office:value-type="currency" office:currency="kcal" office:value="310" calcext:value-type="currency">
            <text:p>310kcal</text:p>
          </table:table-cell>
          <table:table-cell/>
          <table:table-cell office:value-type="currency" office:currency="g" office:value="0" calcext:value-type="currency">
            <text:p>0.000g</text:p>
          </table:table-cell>
          <table:table-cell/>
          <table:table-cell office:value-type="currency" office:currency="g" office:value="0" calcext:value-type="currency">
            <text:p>0.000g</text:p>
          </table:table-cell>
          <table:table-cell/>
          <table:table-cell table:number-columns-repeated="2" office:value-type="currency" office:currency="g" office:value="77.5" calcext:value-type="currency">
            <text:p>77.500g</text:p>
          </table:table-cell>
          <table:table-cell/>
          <table:table-cell office:value-type="string" calcext:value-type="string">
            <text:p>NA</text:p>
          </table:table-cell>
          <table:table-cell office:value-type="currency" office:currency="g" office:value="0.5" calcext:value-type="currency">
            <text:p>0.500g</text:p>
          </table:table-cell>
          <table:table-cell office:value-type="currency" office:currency="g" office:value="0.8" calcext:value-type="currency">
            <text:p>0.800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Baking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2">
          <table:table-cell office:value-type="string" calcext:value-type="string">
            <text:p>myfitnesspal</text:p>
          </table:table-cell>
          <table:table-cell table:number-columns-repeated="19"/>
        </table:table-row>
        <table:table-row table:style-name="ro2" table:number-rows-repeated="104855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1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3" table:number-columns-repeated="4" table:default-cell-style-name="ce4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Semi Skimmed Milk</text:p>
          </table:table-cell>
          <table:table-cell/>
          <table:table-cell table:style-name="Default" office:value-type="string" calcext:value-type="string">
            <text:p>Fat</text:p>
          </table:table-cell>
          <table:table-cell table:style-name="Default" office:value-type="string" calcext:value-type="string">
            <text:p>Sat Fat</text:p>
          </table:table-cell>
          <table:table-cell table:style-name="Default" office:value-type="string" calcext:value-type="string">
            <text:p>Carbohydrates</text:p>
          </table:table-cell>
          <table:table-cell table:style-name="Default" office:value-type="string" calcext:value-type="string">
            <text:p>Sugars</text:p>
          </table:table-cell>
          <table:table-cell table:style-name="Default" office:value-type="string" calcext:value-type="string">
            <text:p>Fibre</text:p>
          </table:table-cell>
          <table:table-cell table:style-name="Default" office:value-type="string" calcext:value-type="string">
            <text:p>Protein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Energy (kJ)</text:p>
          </table:table-cell>
          <table:table-cell table:style-name="Default" office:value-type="string" calcext:value-type="string">
            <text:p>Energy (kcal)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table:style-name="Default" office:value-type="string" calcext:value-type="string">
            <text:p>&lt;70g</text:p>
          </table:table-cell>
          <table:table-cell table:style-name="Default" office:value-type="string" calcext:value-type="string">
            <text:p>&lt;20g [30g]</text:p>
          </table:table-cell>
          <table:table-cell table:style-name="Default" office:value-type="string" calcext:value-type="string">
            <text:p>&gt;260g</text:p>
          </table:table-cell>
          <table:table-cell table:style-name="Default" office:value-type="string" calcext:value-type="string">
            <text:p>90g</text:p>
          </table:table-cell>
          <table:table-cell table:style-name="Default"/>
          <table:table-cell table:style-name="Default" office:value-type="string" calcext:value-type="string">
            <text:p>50g</text:p>
          </table:table-cell>
          <table:table-cell table:style-name="Default" office:value-type="string" calcext:value-type="string">
            <text:p>&lt; 6g</text:p>
          </table:table-cell>
          <table:table-cell office:value-type="currency" office:currency="kJ" office:value="8400" calcext:value-type="currency">
            <text:p>8400kJ</text:p>
          </table:table-cell>
          <table:table-cell office:value-type="currency" office:currency="kcal" office:value="2000" calcext:value-type="currency">
            <text:p>2000kcal</text:p>
          </table:table-cell>
        </table:table-row>
        <table:table-row table:style-name="ro1">
          <table:table-cell/>
          <table:table-cell table:style-name="ce8" office:value-type="currency" office:currency="ml" office:value="100" calcext:value-type="currency">
            <text:p>100ml</text:p>
          </table:table-cell>
          <table:table-cell office:value-type="currency" office:currency="g" office:value="1.8" calcext:value-type="currency">
            <text:p>1.800g</text:p>
          </table:table-cell>
          <table:table-cell office:value-type="currency" office:currency="g" office:value="1.1" calcext:value-type="currency">
            <text:p>1.100g</text:p>
          </table:table-cell>
          <table:table-cell table:number-columns-repeated="2" office:value-type="currency" office:currency="g" office:value="4.8" calcext:value-type="currency">
            <text:p>4.800g</text:p>
          </table:table-cell>
          <table:table-cell office:value-type="currency" office:currency="g" office:value="0" calcext:value-type="currency">
            <text:p>0.000g</text:p>
          </table:table-cell>
          <table:table-cell office:value-type="currency" office:currency="g" office:value="3.6" calcext:value-type="currency">
            <text:p>3.600g</text:p>
          </table:table-cell>
          <table:table-cell office:value-type="currency" office:currency="g" office:value="0.1" calcext:value-type="currency">
            <text:p>0.100g</text:p>
          </table:table-cell>
          <table:table-cell office:value-type="currency" office:currency="kJ" office:value="209" calcext:value-type="currency">
            <text:p>209kJ</text:p>
          </table:table-cell>
          <table:table-cell office:value-type="currency" office:currency="kcal" office:value="50" calcext:value-type="currency">
            <text:p>50kcal</text:p>
          </table:table-cell>
        </table:table-row>
        <table:table-row table:style-name="ro1">
          <table:table-cell office:value-type="string" calcext:value-type="string">
            <text:p>6pnt bottle</text:p>
          </table:table-cell>
          <table:table-cell table:style-name="ce8" office:value-type="currency" office:currency="ml" office:value="3408" calcext:value-type="currency">
            <text:p>3408ml</text:p>
          </table:table-cell>
          <table:table-cell table:formula="of:=[.$B4]*[.C3]/[.$B3]" office:value-type="currency" office:currency="g" office:value="61.344" calcext:value-type="currency">
            <text:p>61.344g</text:p>
          </table:table-cell>
          <table:table-cell table:formula="of:=[.$B4]*[.D3]/[.$B3]" office:value-type="currency" office:currency="g" office:value="37.488" calcext:value-type="currency">
            <text:p>37.488g</text:p>
          </table:table-cell>
          <table:table-cell table:formula="of:=[.$B4]*[.E3]/[.$B3]" office:value-type="currency" office:currency="g" office:value="163.584" calcext:value-type="currency">
            <text:p>163.584g</text:p>
          </table:table-cell>
          <table:table-cell table:formula="of:=[.$B4]*[.F3]/[.$B3]" office:value-type="currency" office:currency="g" office:value="163.584" calcext:value-type="currency">
            <text:p>163.584g</text:p>
          </table:table-cell>
          <table:table-cell table:formula="of:=[.$B4]*[.G3]/[.$B3]" office:value-type="currency" office:currency="g" office:value="0" calcext:value-type="currency">
            <text:p>0.000g</text:p>
          </table:table-cell>
          <table:table-cell table:formula="of:=[.$B4]*[.H3]/[.$B3]" office:value-type="currency" office:currency="g" office:value="122.688" calcext:value-type="currency">
            <text:p>122.688g</text:p>
          </table:table-cell>
          <table:table-cell table:formula="of:=[.$B4]*[.I3]/[.$B3]" office:value-type="currency" office:currency="g" office:value="3.408" calcext:value-type="currency">
            <text:p>3.408g</text:p>
          </table:table-cell>
          <table:table-cell table:formula="of:=[.$B4]*[.J3]/[.$B3]" office:value-type="currency" office:currency="kJ" office:value="7122.72" calcext:value-type="currency">
            <text:p>7122.72kJ</text:p>
          </table:table-cell>
          <table:table-cell table:formula="of:=[.$B4]*[.K3]/[.$B3]" office:value-type="currency" office:currency="kcal" office:value="1704" calcext:value-type="currency">
            <text:p>1704kcal</text:p>
          </table:table-cell>
        </table:table-row>
        <table:table-row table:style-name="ro1">
          <table:table-cell office:value-type="string" calcext:value-type="string">
            <text:p>2 large bottles</text:p>
          </table:table-cell>
          <table:table-cell/>
          <table:table-cell table:formula="of:=[.C4]*2" office:value-type="currency" office:currency="g" office:value="122.688" calcext:value-type="currency">
            <text:p>122.688g</text:p>
          </table:table-cell>
          <table:table-cell table:formula="of:=[.D4]*2" office:value-type="currency" office:currency="g" office:value="74.976" calcext:value-type="currency">
            <text:p>74.976g</text:p>
          </table:table-cell>
          <table:table-cell table:formula="of:=[.E4]*2" office:value-type="currency" office:currency="g" office:value="327.168" calcext:value-type="currency">
            <text:p>327.168g</text:p>
          </table:table-cell>
          <table:table-cell table:formula="of:=[.F4]*2" office:value-type="currency" office:currency="g" office:value="327.168" calcext:value-type="currency">
            <text:p>327.168g</text:p>
          </table:table-cell>
          <table:table-cell table:formula="of:=[.G4]*2" office:value-type="currency" office:currency="g" office:value="0" calcext:value-type="currency">
            <text:p>0.000g</text:p>
          </table:table-cell>
          <table:table-cell table:formula="of:=[.H4]*2" office:value-type="currency" office:currency="g" office:value="245.376" calcext:value-type="currency">
            <text:p>245.376g</text:p>
          </table:table-cell>
          <table:table-cell table:formula="of:=[.I4]*2" office:value-type="currency" office:currency="g" office:value="6.816" calcext:value-type="currency">
            <text:p>6.816g</text:p>
          </table:table-cell>
          <table:table-cell table:formula="of:=[.J4]*2" office:value-type="currency" office:currency="kJ" office:value="14245.44" calcext:value-type="currency">
            <text:p>14245.44kJ</text:p>
          </table:table-cell>
          <table:table-cell table:formula="of:=[.K4]*2" office:value-type="currency" office:currency="kcal" office:value="3408" calcext:value-type="currency">
            <text:p>3408kcal</text:p>
          </table:table-cell>
        </table:table-row>
        <table:table-row table:style-name="ro1">
          <table:table-cell office:value-type="string" calcext:value-type="string">
            <text:p>Number of cheese /per cheese</text:p>
          </table:table-cell>
          <table:table-cell office:value-type="float" office:value="12" calcext:value-type="float">
            <text:p>12</text:p>
          </table:table-cell>
          <table:table-cell table:formula="of:=[.C5]/[.$B6]" office:value-type="currency" office:currency="g" office:value="10.224" calcext:value-type="currency">
            <text:p>10.224g</text:p>
          </table:table-cell>
          <table:table-cell table:formula="of:=[.D5]/[.$B6]" office:value-type="currency" office:currency="g" office:value="6.248" calcext:value-type="currency">
            <text:p>6.248g</text:p>
          </table:table-cell>
          <table:table-cell table:formula="of:=[.E5]/[.$B6]" office:value-type="currency" office:currency="g" office:value="27.264" calcext:value-type="currency">
            <text:p>27.264g</text:p>
          </table:table-cell>
          <table:table-cell table:formula="of:=[.F5]/[.$B6]" office:value-type="currency" office:currency="g" office:value="27.264" calcext:value-type="currency">
            <text:p>27.264g</text:p>
          </table:table-cell>
          <table:table-cell table:formula="of:=[.G5]/[.$B6]" office:value-type="currency" office:currency="g" office:value="0" calcext:value-type="currency">
            <text:p>0.000g</text:p>
          </table:table-cell>
          <table:table-cell table:formula="of:=[.H5]/[.$B6]" office:value-type="currency" office:currency="g" office:value="20.448" calcext:value-type="currency">
            <text:p>20.448g</text:p>
          </table:table-cell>
          <table:table-cell table:formula="of:=[.I5]/[.$B6]" office:value-type="currency" office:currency="g" office:value="0.568" calcext:value-type="currency">
            <text:p>0.568g</text:p>
          </table:table-cell>
          <table:table-cell table:formula="of:=[.J5]/[.$B6]" office:value-type="currency" office:currency="kJ" office:value="1187.12" calcext:value-type="currency">
            <text:p>1187.12kJ</text:p>
          </table:table-cell>
          <table:table-cell table:formula="of:=[.K5]/[.$B6]" office:value-type="currency" office:currency="kcal" office:value="284" calcext:value-type="currency">
            <text:p>284kcal</text:p>
          </table:table-cell>
        </table:table-row>
        <table:table-row table:style-name="ro1">
          <table:table-cell office:value-type="string" calcext:value-type="string">
            <text:p>Add tsp salt (6.5g / tsp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6.5*[.$B7]" office:value-type="currency" office:currency="g" office:value="39" calcext:value-type="currency">
            <text:p>39.000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alt added per cheese</text:p>
          </table:table-cell>
          <table:table-cell table:number-columns-repeated="7"/>
          <table:table-cell table:formula="of:=[.I7]/[.$B6]" office:value-type="currency" office:currency="g" office:value="3.25" calcext:value-type="currency">
            <text:p>3.250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tal salt per cheese</text:p>
          </table:table-cell>
          <table:table-cell table:number-columns-repeated="7"/>
          <table:table-cell table:formula="of:=[.I8]+[.I6]" office:value-type="currency" office:currency="g" office:value="3.818" calcext:value-type="currency">
            <text:p>3.818g</text:p>
          </table:table-cell>
          <table:table-cell table:style-name="Default"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">
      <number:number number:decimal-places="0" loext:min-decimal-places="0" number:min-integer-digits="1"/>
      <number:currency-symbol>ml</number:currency-symbol>
    </number:currency-style>
    <number:currency-style style:name="N124">
      <number:number number:decimal-places="3" loext:min-decimal-places="0" number:min-integer-digits="1" number:decimal-replacement=""/>
      <number:currency-symbol>kJ</number:currency-symbol>
    </number:currency-style>
    <number:currency-style style:name="N125">
      <number:number number:decimal-places="3" loext:min-decimal-places="0" number:min-integer-digits="1" number:decimal-replacement=""/>
      <number:currency-symbol>kcal</number:currency-symbol>
    </number:currency-style>
    <number:currency-style style:name="N126">
      <number:number number:decimal-places="3" loext:min-decimal-places="3" number:min-integer-digits="1"/>
      <number:currency-symbol>g</number:currency-symbol>
    </number:currency-style>
    <number:currency-style style:name="N127">
      <number:number number:decimal-places="3" loext:min-decimal-places="0" number:min-integer-digits="1" number:decimal-replacement=""/>
      <number:currency-symbol>g</number:currency-symbol>
    </number:currency-style>
    <number:currency-style style:name="N128">
      <number:number number:decimal-places="3" loext:min-decimal-places="0" number:min-integer-digits="1" number:decimal-replacement=""/>
      <number:currency-symbol>ug</number:currency-symbol>
    </number:currency-style>
    <number:currency-style style:name="N129">
      <number:number number:decimal-places="3" loext:min-decimal-places="0" number:min-integer-digits="1" number:decimal-replacement=""/>
      <number:currency-symbol>mg</number:currency-symbol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12:11:34.9153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Bonello</meta:initial-creator>
    <meta:creation-date>2018-08-17T09:50:06</meta:creation-date>
    <dc:date>2018-08-25T17:10:47.587822000</dc:date>
    <meta:editing-duration>P2DT5H8M27S</meta:editing-duration>
    <meta:editing-cycles>4</meta:editing-cycles>
    <meta:generator>LibreOffice/6.0.0.3$MacOSX_X86_64 LibreOffice_project/64a0f66915f38c6217de274f0aa8e15618924765</meta:generator>
    <meta:document-statistic meta:table-count="3" meta:cell-count="311" meta:object-count="0"/>
  </office:meta>
</office:document-meta>
</file>